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BTSVF+CMR10" svg:font-family="IBTSVF+CMR10"/>
    <style:font-face style:name="OpenSymbol" svg:font-family="OpenSymbol"/>
    <style:font-face style:name="Times New Roman2" svg:font-family="'Times New Roman'" style:font-family-generic="roman"/>
    <style:font-face style:name="Times New Roman3" svg:font-family="'Times New Roman', 'Times New Roman PS'" style:font-family-generic="roman"/>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Default">
      <style:paragraph-properties fo:text-align="center" style:justify-single-word="false" style:text-autospace="none"/>
    </style:style>
    <style:style style:name="P2" style:family="paragraph" style:parent-style-name="Default">
      <style:paragraph-properties style:text-autospace="none"/>
      <style:text-properties fo:color="#000000" style:text-line-through-style="none" style:text-line-through-type="none" style:font-name="Times New Roman1" fo:font-size="11.5pt" style:text-underline-style="none" style:font-name-asian="Times New Roman1" style:font-size-asian="11.5pt" style:font-name-complex="Times New Roman1" style:font-size-complex="11.5pt"/>
    </style:style>
    <style:style style:name="P3" style:family="paragraph" style:parent-style-name="Default">
      <style:paragraph-properties style:text-autospace="none"/>
      <style:text-properties fo:color="#000000" style:text-line-through-style="none" style:text-line-through-typ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4" style:family="paragraph" style:parent-style-name="Default">
      <style:paragraph-properties style:text-autospace="none"/>
      <style:text-properties fo:color="#000000" style:text-line-through-style="none" style:text-line-through-type="none" style:font-name="Times New Roman1" fo:font-size="10pt" style:text-underline-style="none" style:font-name-asian="Times New Roman1" style:font-size-asian="10pt" style:font-name-complex="Times New Roman1" style:font-size-complex="10pt"/>
    </style:style>
    <style:style style:name="P5" style:family="paragraph" style:parent-style-name="Default">
      <style:paragraph-properties style:text-autospace="none"/>
      <style:text-properties fo:color="#000000" style:text-line-through-style="none" style:text-line-through-typ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6" style:family="paragraph" style:parent-style-name="Default">
      <style:paragraph-properties style:text-autospace="none"/>
    </style:style>
    <style:style style:name="P7" style:family="paragraph" style:parent-style-name="Default">
      <style:paragraph-properties fo:margin-left="0in" fo:margin-right="0in" fo:text-indent="0in" style:auto-text-indent="false" style:text-autospace="none"/>
      <style:text-properties fo:color="#000000" style:text-line-through-style="none" style:text-line-through-typ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8" style:family="paragraph" style:parent-style-name="Default">
      <style:paragraph-properties fo:margin-left="0in" fo:margin-right="0in" fo:text-indent="0in" style:auto-text-indent="false" style:text-autospace="none"/>
      <style:text-properties fo:color="#000000" style:text-line-through-style="none" style:text-line-through-type="none" style:font-name="Times New Roman1" fo:font-size="10pt" style:text-underline-style="none" style:font-name-asian="Times New Roman1" style:font-size-asian="10pt" style:font-name-complex="Times New Roman1" style:font-size-complex="10pt"/>
    </style:style>
    <style:style style:name="P9" style:family="paragraph" style:parent-style-name="Default">
      <style:paragraph-properties fo:margin-left="0in" fo:margin-right="0in" fo:text-indent="0in" style:auto-text-indent="false" style:text-autospace="none"/>
      <style:text-properties fo:color="#000000" style:text-line-through-style="none" style:text-line-through-typ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10" style:family="paragraph" style:parent-style-name="Default">
      <style:paragraph-properties fo:margin-left="0in" fo:margin-right="0in" fo:margin-top="0in" fo:margin-bottom="0in" style:contextual-spacing="false" fo:text-indent="0in" style:auto-text-indent="false" style:text-autospace="none"/>
      <style:text-properties fo:color="#000000" style:text-line-through-style="none" style:text-line-through-type="none" style:font-name="Times New Roman1" fo:font-size="10pt" style:text-underline-style="none" style:font-name-asian="Times New Roman1" style:font-size-asian="10pt" style:font-name-complex="Times New Roman1" style:font-size-complex="10pt"/>
    </style:style>
    <style:style style:name="P11" style:family="paragraph" style:parent-style-name="Default">
      <style:paragraph-properties fo:margin-left="0in" fo:margin-right="0in" fo:margin-top="0in" fo:margin-bottom="0in" style:contextual-spacing="false" fo:text-indent="0in" style:auto-text-indent="false" style:text-autospace="none"/>
      <style:text-properties fo:color="#000000" style:text-line-through-style="none" style:text-line-through-typ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2" style:family="paragraph" style:parent-style-name="Default">
      <style:paragraph-properties fo:margin-left="0in" fo:margin-right="0in" fo:margin-top="0in" fo:margin-bottom="0in" style:contextual-spacing="false" fo:text-indent="0in" style:auto-text-indent="false" style:text-autospace="none"/>
      <style:text-properties fo:color="#000000" style:text-line-through-style="none" style:text-line-through-type="none" style:font-name="Times New Roman1" fo:font-size="11.5pt" style:text-underline-style="none" style:font-name-asian="Times New Roman1" style:font-size-asian="11.5pt" style:font-name-complex="Times New Roman1" style:font-size-complex="11.5pt"/>
    </style:style>
    <style:style style:name="P13" style:family="paragraph" style:parent-style-name="Standard">
      <style:paragraph-properties fo:margin-left="0in" fo:margin-right="0in" fo:text-indent="0in" style:auto-text-indent="false" style:text-autospace="none"/>
      <style:text-properties fo:color="#000000" style:text-line-through-style="none" style:text-line-through-typ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4" style:family="paragraph" style:parent-style-name="Default">
      <style:paragraph-properties fo:margin-left="0.5in" fo:margin-right="0in" fo:text-indent="0in" style:auto-text-indent="false" style:text-autospace="none"/>
      <style:text-properties fo:color="#000000" style:text-line-through-style="none" style:text-line-through-type="none" style:font-name="Times New Roman1" fo:font-size="10pt" style:text-underline-style="none" style:font-name-asian="Times New Roman1" style:font-size-asian="10pt" style:font-name-complex="Times New Roman1" style:font-size-complex="10pt"/>
    </style:style>
    <style:style style:name="P15" style:family="paragraph" style:parent-style-name="Default">
      <style:paragraph-properties fo:margin-left="0.5in" fo:margin-right="0in" fo:text-indent="0in" style:auto-text-indent="false" style:text-autospace="none"/>
      <style:text-properties fo:color="#000000" style:text-line-through-style="none" style:text-line-through-typ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6" style:family="paragraph" style:parent-style-name="Default">
      <style:paragraph-properties fo:margin-left="0.5in" fo:margin-right="0in" fo:text-indent="0in" style:auto-text-indent="false" style:text-autospace="none"/>
      <style:text-properties fo:color="#000000" style:text-line-through-style="none" style:text-line-through-typ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17" style:family="paragraph" style:parent-style-name="Default">
      <style:paragraph-properties fo:margin-left="0.5in" fo:margin-right="0in" fo:text-indent="0in" style:auto-text-indent="false" style:text-autospace="none"/>
      <style:text-properties fo:color="#000000" style:text-line-through-style="none" style:text-line-through-type="none" style:font-name="Times New Roman3" fo:font-size="10pt" fo:font-style="normal" style:text-underline-style="none" style:font-name-asian="Times New Roman3" style:font-size-asian="10pt" style:font-style-asian="normal" style:font-name-complex="Times New Roman3" style:font-size-complex="10pt" style:font-style-complex="normal"/>
    </style:style>
    <style:style style:name="P18" style:family="paragraph" style:parent-style-name="Default">
      <style:paragraph-properties fo:margin-left="0.5in" fo:margin-right="0in" fo:text-indent="0in" style:auto-text-indent="false" style:text-autospace="none"/>
      <style:text-properties fo:color="#000000" style:text-line-through-style="none" style:text-line-through-type="none" style:font-name="Times New Roman3" fo:font-size="10pt" fo:font-style="italic" style:text-underline-style="none" style:font-name-asian="Times New Roman3" style:font-size-asian="10pt" style:font-style-asian="italic" style:font-name-complex="Times New Roman3" style:font-size-complex="10pt" style:font-style-complex="italic"/>
    </style:style>
    <style:style style:name="P19" style:family="paragraph" style:parent-style-name="Default">
      <style:paragraph-properties fo:margin-left="0.5in" fo:margin-right="0in" fo:text-indent="0in" style:auto-text-indent="false" style:text-autospace="none"/>
    </style:style>
    <style:style style:name="P20" style:family="paragraph" style:parent-style-name="Standard">
      <style:paragraph-properties style:text-autospace="none"/>
      <style:text-properties fo:color="#000000" style:text-line-through-style="none" style:text-line-through-typ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21" style:family="paragraph" style:parent-style-name="Standard">
      <style:paragraph-properties fo:text-align="start" style:justify-single-word="false" style:text-autospace="none"/>
      <style:text-properties fo:color="#000000" style:text-line-through-style="none" style:text-line-through-type="none" style:font-name="Times New Roman1" fo:font-size="12pt" fo:language="pl" fo:country="PL" style:text-underline-style="none" style:font-name-asian="Times New Roman1" style:font-size-asian="12pt" style:font-name-complex="Times New Roman1" style:font-size-complex="12pt"/>
    </style:style>
    <style:style style:name="P22" style:family="paragraph" style:parent-style-name="Standard">
      <style:paragraph-properties style:text-autospace="none"/>
      <style:text-properties fo:color="#000000" style:text-line-through-style="none" style:text-line-through-type="none" style:font-name="Times New Roman2" fo:font-size="12pt" style:text-underline-style="none" officeooo:paragraph-rsid="000231f0" style:font-name-asian="Times New Roman1" style:font-size-asian="12pt" style:font-name-complex="Times New Roman2" style:font-size-complex="12pt"/>
    </style:style>
    <style:style style:name="P23" style:family="paragraph" style:parent-style-name="Standard">
      <style:paragraph-properties style:text-autospace="none"/>
      <style:text-properties fo:color="#000000" style:text-line-through-style="none" style:text-line-through-type="none" style:font-name="Times New Roman1" fo:font-size="10pt" fo:font-style="normal" style:text-underline-style="none" officeooo:paragraph-rsid="000231f0" style:font-name-asian="Times New Roman1" style:font-size-asian="10pt" style:font-style-asian="normal" style:font-name-complex="Times New Roman1" style:font-size-complex="10pt" style:font-style-complex="normal"/>
    </style:style>
    <style:style style:name="P24" style:family="paragraph" style:parent-style-name="Standard">
      <style:paragraph-properties fo:text-align="justify" style:justify-single-word="false"/>
      <style:text-properties style:font-name="Times New Roman2" fo:font-size="12pt" fo:font-weight="bold" officeooo:rsid="000231f0" officeooo:paragraph-rsid="000231f0" style:font-size-asian="12pt" style:font-weight-asian="bold" style:font-name-complex="Times New Roman2" style:font-size-complex="12pt" style:font-weight-complex="bold"/>
    </style:style>
    <style:style style:name="P25" style:family="paragraph" style:parent-style-name="Standard" style:list-style-name="WW8Num2">
      <style:paragraph-properties style:text-autospace="none"/>
      <style:text-properties officeooo:paragraph-rsid="000231f0"/>
    </style:style>
    <style:style style:name="P26" style:family="paragraph" style:parent-style-name="Standard" style:list-style-name="WW8Num2">
      <style:paragraph-properties fo:margin-top="0in" fo:margin-bottom="0.0783in" style:contextual-spacing="false" fo:text-align="justify" style:justify-single-word="false" style:text-autospace="none"/>
      <style:text-properties officeooo:paragraph-rsid="000231f0"/>
    </style:style>
    <style:style style:name="P27" style:family="paragraph" style:parent-style-name="Standard" style:list-style-name="WW8Num2">
      <style:paragraph-properties fo:margin-top="0in" fo:margin-bottom="0.0783in" style:contextual-spacing="false" fo:text-align="justify" style:justify-single-word="false"/>
      <style:text-properties officeooo:paragraph-rsid="000231f0"/>
    </style:style>
    <style:style style:name="P28" style:family="paragraph" style:parent-style-name="Standard" style:list-style-name="WW8Num2">
      <style:paragraph-properties fo:margin-top="0in" fo:margin-bottom="0.0783in" style:contextual-spacing="false" fo:text-align="justify" style:justify-single-word="false"/>
      <style:text-properties officeooo:paragraph-rsid="00033da4"/>
    </style:style>
    <style:style style:name="P29" style:family="paragraph" style:parent-style-name="Standard">
      <style:paragraph-properties fo:margin-top="0in" fo:margin-bottom="0.0783in" style:contextual-spacing="false" fo:text-align="justify" style:justify-single-word="false" style:text-autospace="none"/>
      <style:text-properties officeooo:paragraph-rsid="000231f0"/>
    </style:style>
    <style:style style:name="P30" style:family="paragraph" style:parent-style-name="Standard">
      <style:paragraph-properties fo:margin-top="0in" fo:margin-bottom="0.0783in" style:contextual-spacing="false" fo:text-align="justify" style:justify-single-word="false" style:text-autospace="none"/>
      <style:text-properties fo:font-weight="bold" officeooo:rsid="000231f0" officeooo:paragraph-rsid="000231f0" style:font-weight-asian="bold" style:font-weight-complex="bold"/>
    </style:style>
    <style:style style:name="P31" style:family="paragraph" style:parent-style-name="Standard">
      <style:paragraph-properties fo:margin-top="0in" fo:margin-bottom="0.0783in" style:contextual-spacing="false" fo:text-align="justify" style:justify-single-word="false" style:text-autospace="none"/>
      <style:text-properties fo:font-weight="bold" officeooo:paragraph-rsid="00033da4" style:font-weight-asian="bold" style:font-weight-complex="bold"/>
    </style:style>
    <style:style style:name="P32" style:family="paragraph" style:parent-style-name="Standard" style:list-style-name="WW8Num2">
      <style:paragraph-properties fo:margin-top="0in" fo:margin-bottom="0.0783in" style:contextual-spacing="false" fo:text-align="justify" style:justify-single-word="false" style:text-autospace="none"/>
      <style:text-properties fo:font-weight="normal" officeooo:rsid="000231f0" officeooo:paragraph-rsid="00033da4" style:font-weight-asian="normal" style:font-weight-complex="normal"/>
    </style:style>
    <style:style style:name="P33" style:family="paragraph" style:parent-style-name="Standard">
      <style:paragraph-properties fo:margin-top="0in" fo:margin-bottom="0.0783in" style:contextual-spacing="false" fo:text-align="justify" style:justify-single-word="false" style:text-autospace="none"/>
      <style:text-properties fo:font-weight="normal" officeooo:rsid="000231f0" officeooo:paragraph-rsid="00033da4" style:font-weight-asian="normal" style:font-weight-complex="normal"/>
    </style:style>
    <style:style style:name="P34" style:family="paragraph" style:parent-style-name="Default">
      <style:paragraph-properties fo:text-align="start" style:justify-single-word="false" style:text-autospace="none"/>
      <style:text-properties fo:color="#000000" style:text-line-through-style="none" style:text-line-through-type="none" style:font-name="Times New Roman1" fo:font-size="12pt" style:text-underline-style="none" style:font-name-asian="Times New Roman1" style:font-size-asian="12pt" style:font-name-complex="Times New Roman1" style:font-size-complex="12pt"/>
    </style:style>
    <style:style style:name="P35" style:family="paragraph" style:parent-style-name="Default" style:list-style-name="L1">
      <style:paragraph-properties style:text-autospace="none"/>
      <style:text-properties fo:color="#000000" style:text-line-through-style="none" style:text-line-through-type="none" style:font-name="Times New Roman1" fo:font-size="10pt" style:text-underline-style="none" style:font-name-asian="Times New Roman1" style:font-size-asian="10pt" style:font-name-complex="Times New Roman1" style:font-size-complex="10pt"/>
    </style:style>
    <style:style style:name="P36" style:family="paragraph" style:parent-style-name="Default">
      <style:paragraph-properties fo:text-align="center" style:justify-single-word="false" style:text-autospace="none"/>
      <style:text-properties fo:color="#000000" style:text-line-through-style="none" style:text-line-through-typ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37" style:family="paragraph" style:parent-style-name="Default">
      <style:paragraph-properties style:text-autospace="none"/>
      <style:text-properties fo:color="#000000" style:text-line-through-style="none" style:text-line-through-type="none" style:font-name="Times New Roman2" fo:font-size="12pt" style:text-underline-style="none" officeooo:paragraph-rsid="000231f0" style:font-name-asian="Times New Roman1" style:font-size-asian="12pt" style:font-name-complex="Times New Roman2" style:font-size-complex="12pt"/>
    </style:style>
    <style:style style:name="P38" style:family="paragraph" style:parent-style-name="Default" style:list-style-name="WW8Num2">
      <style:paragraph-properties fo:text-align="justify" style:justify-single-word="false" style:text-autospace="none"/>
      <style:text-properties fo:color="#000000" style:text-line-through-style="none" style:text-line-through-type="none" style:font-name="Times New Roman2" fo:font-size="12pt" style:text-underline-style="none" fo:font-weight="normal" officeooo:paragraph-rsid="000231f0" style:font-name-asian="IBTSVF+CMR10" style:font-size-asian="12pt" style:font-weight-asian="normal" style:font-name-complex="Times New Roman2" style:font-size-complex="12pt" style:font-weight-complex="normal"/>
    </style:style>
    <style:style style:name="P39" style:family="paragraph" style:parent-style-name="Default">
      <style:paragraph-properties fo:text-align="justify" style:justify-single-word="false" style:text-autospace="none"/>
      <style:text-properties fo:color="#000000" style:text-line-through-style="none" style:text-line-through-type="none" style:font-name="Times New Roman2" fo:font-size="12pt" style:text-underline-style="none" fo:font-weight="bold" officeooo:paragraph-rsid="000231f0" style:font-name-asian="Times New Roman1" style:font-size-asian="12pt" style:font-weight-asian="bold" style:font-name-complex="Times New Roman2" style:font-size-complex="12pt" style:font-weight-complex="bold"/>
    </style:style>
    <style:style style:name="P40" style:family="paragraph" style:parent-style-name="Default" style:list-style-name="WW8Num2">
      <style:paragraph-properties style:text-autospace="none"/>
      <style:text-properties officeooo:paragraph-rsid="000231f0"/>
    </style:style>
    <style:style style:name="P41" style:family="paragraph" style:parent-style-name="Default" style:list-style-name="WW8Num2">
      <style:paragraph-properties fo:text-align="justify" style:justify-single-word="false" style:text-autospace="none"/>
      <style:text-properties officeooo:paragraph-rsid="000231f0"/>
    </style:style>
    <style:style style:name="P42" style:family="paragraph" style:parent-style-name="Default">
      <style:paragraph-properties fo:text-align="justify" style:justify-single-word="false" style:text-autospace="none"/>
      <style:text-properties style:font-name="Times New Roman2" fo:font-size="12pt" officeooo:paragraph-rsid="000231f0" style:font-size-asian="12pt" style:font-name-complex="Times New Roman2" style:font-size-complex="12pt"/>
    </style:style>
    <style:style style:name="P43" style:family="paragraph" style:parent-style-name="Default">
      <style:paragraph-properties fo:margin-left="0.5in" fo:margin-right="0in" fo:text-indent="0in" style:auto-text-indent="false" style:text-autospace="none"/>
      <style:text-properties fo:color="#000000" style:text-line-through-style="none" style:text-line-through-type="none" style:font-name="Times New Roman3" fo:font-size="10pt" fo:font-style="normal" style:text-underline-style="none" style:font-name-asian="Times New Roman3" style:font-size-asian="10pt" style:font-style-asian="normal" style:font-name-complex="Times New Roman3" style:font-size-complex="10pt" style:font-style-complex="normal"/>
    </style:style>
    <style:style style:name="P44" style:family="paragraph" style:parent-style-name="Default">
      <style:paragraph-properties fo:margin-left="0.5in" fo:margin-right="0in" fo:text-indent="0in" style:auto-text-indent="false" style:text-autospace="none"/>
      <style:text-properties fo:color="#000000" style:text-line-through-style="none" style:text-line-through-typ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4pt" style:font-name-asian="Times New Roman1" style:font-size-asian="14pt" style:font-name-complex="Times New Roman1" style:font-size-complex="14pt"/>
    </style:style>
    <style:style style:name="T3" style:family="text">
      <style:text-properties fo:color="#000000" style:text-line-through-style="none" style:text-line-through-type="none" style:font-name="Times New Roman3" fo:font-size="10pt" fo:font-style="italic" style:text-underline-style="none" style:font-name-asian="Times New Roman3" style:font-size-asian="10pt" style:font-style-asian="italic" style:font-name-complex="Times New Roman3" style:font-size-complex="10pt" style:font-style-complex="italic"/>
    </style:style>
    <style:style style:name="T4" style:family="text">
      <style:text-properties fo:color="#000000" style:text-line-through-style="none" style:text-line-through-typ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5" style:family="text">
      <style:text-properties fo:color="#000000" style:text-line-through-style="none" style:text-line-through-typ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T6" style:family="text">
      <style:text-properties fo:color="#000000" style:text-line-through-style="none" style:text-line-through-type="none" style:font-name="Times New Roman2" fo:font-size="12pt" fo:font-style="normal" style:text-underline-style="none" style:font-name-asian="Times New Roman1" style:font-size-asian="12pt" style:font-style-asian="normal" style:font-name-complex="Times New Roman2" style:font-size-complex="12pt" style:font-style-complex="normal"/>
    </style:style>
    <style:style style:name="T7" style:family="text">
      <style:text-properties fo:color="#000000" style:text-line-through-style="none" style:text-line-through-type="none" style:font-name="Times New Roman2" fo:font-size="12pt" fo:font-style="normal" style:text-underline-style="none" officeooo:rsid="00033da4" style:font-name-asian="Times New Roman1" style:font-size-asian="12pt" style:font-style-asian="normal" style:font-name-complex="Times New Roman2" style:font-size-complex="12pt" style:font-style-complex="normal"/>
    </style:style>
    <style:style style:name="T8" style:family="text">
      <style:text-properties fo:color="#000000" style:text-line-through-style="none" style:text-line-through-type="none" style:font-name="Times New Roman2" fo:font-size="12pt" fo:font-style="normal" style:text-underline-style="none" fo:font-weight="bold" style:font-name-asian="Times New Roman1" style:font-size-asian="12pt" style:font-style-asian="normal" style:font-weight-asian="bold" style:font-name-complex="Times New Roman2" style:font-size-complex="12pt" style:font-style-complex="normal" style:font-weight-complex="bold"/>
    </style:style>
    <style:style style:name="T9" style:family="text">
      <style:text-properties fo:color="#000000" style:text-line-through-style="none" style:text-line-through-type="none" style:font-name="Times New Roman2" fo:font-size="12pt" fo:font-style="normal" style:text-underline-style="none" fo:font-weight="bold" style:font-name-asian="IBTSVF+CMR10" style:font-size-asian="12pt" style:font-style-asian="normal" style:font-weight-asian="bold" style:font-name-complex="Times New Roman2" style:font-size-complex="12pt" style:font-style-complex="normal" style:font-weight-complex="bold"/>
    </style:style>
    <style:style style:name="T10" style:family="text">
      <style:text-properties fo:color="#000000" style:text-line-through-style="none" style:text-line-through-type="none" style:font-name="Times New Roman2" fo:font-size="12pt" fo:font-style="normal" style:text-underline-style="none" fo:font-weight="normal" style:font-name-asian="IBTSVF+CMR10" style:font-size-asian="12pt" style:font-style-asian="normal" style:font-weight-asian="normal" style:font-name-complex="Times New Roman2" style:font-size-complex="12pt" style:font-style-complex="normal" style:font-weight-complex="normal"/>
    </style:style>
    <style:style style:name="T11" style:family="text">
      <style:text-properties fo:color="#000000" style:text-line-through-style="none" style:text-line-through-type="none"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T12" style:family="text">
      <style:text-properties fo:color="#000000" style:text-line-through-style="none" style:text-line-through-type="none" style:font-name="Times New Roman2" fo:font-size="12pt" fo:font-style="normal" style:text-underline-style="none" style:font-name-asian="IBTSVF+CMR10" style:font-size-asian="12pt" style:font-style-asian="normal" style:font-name-complex="Times New Roman2" style:font-size-complex="12pt" style:font-style-complex="normal"/>
    </style:style>
    <style:style style:name="T13" style:family="text">
      <style:text-properties fo:color="#000000" style:text-line-through-style="none" style:text-line-through-type="none" style:font-name="Times New Roman2" fo:font-size="12pt" fo:font-style="italic" style:text-underline-style="none" style:font-name-asian="Times New Roman1" style:font-size-asian="12pt" style:font-style-asian="italic" style:font-name-complex="Times New Roman2" style:font-size-complex="12pt" style:font-style-complex="italic"/>
    </style:style>
    <style:style style:name="T14" style:family="text">
      <style:text-properties fo:color="#000000" style:text-line-through-style="none" style:text-line-through-type="none" style:font-name="Times New Roman2" fo:font-size="12pt" fo:font-style="italic" style:text-underline-style="none" style:font-name-asian="Times New Roman3" style:font-size-asian="12pt" style:font-style-asian="italic" style:font-name-complex="Times New Roman2" style:font-size-complex="12pt" style:font-style-complex="italic"/>
    </style:style>
    <style:style style:name="T15" style:family="text">
      <style:text-properties fo:color="#000000" style:text-line-through-style="none" style:text-line-through-type="none" style:font-name="Times New Roman2" fo:font-size="12pt" fo:font-style="italic" style:text-underline-style="none" fo:font-weight="normal" style:font-name-asian="IBTSVF+CMR10" style:font-size-asian="12pt" style:font-style-asian="italic" style:font-weight-asian="normal" style:font-name-complex="Times New Roman2" style:font-size-complex="12pt" style:font-style-complex="italic" style:font-weight-complex="normal"/>
    </style:style>
    <style:style style:name="T16" style:family="text">
      <style:text-properties fo:color="#000000" style:text-line-through-style="none" style:text-line-through-type="none" style:font-name="Times New Roman2" fo:font-size="12pt" fo:font-style="italic" style:text-underline-style="none" fo:font-weight="normal" style:font-name-asian="Times New Roman1" style:font-size-asian="12pt" style:font-style-asian="italic" style:font-weight-asian="normal" style:font-name-complex="Times New Roman2" style:font-size-complex="12pt" style:font-style-complex="italic" style:font-weight-complex="normal"/>
    </style:style>
    <style:style style:name="T17" style:family="text">
      <style:text-properties fo:color="#000000" style:text-line-through-style="none" style:text-line-through-type="none" style:font-name="Times New Roman2" fo:font-size="12pt" style:text-underline-style="none" style:font-name-asian="Times New Roman1" style:font-size-asian="12pt" style:font-name-complex="Times New Roman2" style:font-size-complex="12pt"/>
    </style:style>
    <style:style style:name="T18" style:family="text">
      <style:text-properties fo:color="#000000" style:text-line-through-style="none" style:text-line-through-type="none" style:font-name="Times New Roman2" fo:font-size="12pt" style:text-underline-style="none" fo:font-weight="bold" style:font-name-asian="Times New Roman1" style:font-size-asian="12pt" style:font-weight-asian="bold" style:font-name-complex="Times New Roman2" style:font-size-complex="12pt" style:font-weight-complex="bold"/>
    </style:style>
    <style:style style:name="T19" style:family="text">
      <style:text-properties fo:color="#000000" style:text-line-through-style="none" style:text-line-through-type="none" style:font-name="Times New Roman2" fo:font-size="12pt" style:text-underline-style="none" fo:font-weight="bold" style:font-name-asian="IBTSVF+CMR10" style:font-size-asian="12pt" style:font-weight-asian="bold" style:font-name-complex="Times New Roman2" style:font-size-complex="12pt" style:font-weight-complex="bold"/>
    </style:style>
    <style:style style:name="T20" style:family="text">
      <style:text-properties fo:color="#000000" style:text-line-through-style="none" style:text-line-through-type="none" style:font-name="Times New Roman2" fo:font-size="12pt" style:text-underline-style="none" fo:font-weight="normal" style:font-name-asian="Times New Roman1" style:font-size-asian="12pt" style:font-weight-asian="normal" style:font-name-complex="Times New Roman2" style:font-size-complex="12pt" style:font-weight-complex="normal"/>
    </style:style>
    <style:style style:name="T21" style:family="text">
      <style:text-properties fo:color="#000000" style:text-line-through-style="none" style:text-line-through-type="none" style:font-name="Times New Roman2" fo:font-size="12pt" style:text-underline-style="none" fo:font-weight="normal" style:font-name-asian="IBTSVF+CMR10" style:font-size-asian="12pt" style:font-weight-asian="normal" style:font-name-complex="Times New Roman2" style:font-size-complex="12pt" style:font-weight-complex="normal"/>
    </style:style>
    <style:style style:name="T22" style:family="text">
      <style:text-properties fo:color="#000000" style:text-line-through-style="none" style:text-line-through-type="none" style:text-position="super 58%" style:font-name="Times New Roman2" fo:font-size="12pt" fo:font-style="normal" style:text-underline-style="none" style:font-name-asian="Times New Roman1" style:font-size-asian="12pt" style:font-style-asian="normal" style:font-name-complex="Times New Roman2" style:font-size-complex="12pt" style:font-style-complex="normal"/>
    </style:style>
    <style:style style:name="T23" style:family="text">
      <style:text-properties fo:font-style="italic" style:font-style-asian="italic" style:font-style-complex="italic"/>
    </style:style>
    <style:style style:name="T24" style:family="text">
      <style:text-properties fo:text-transform="capitalize"/>
    </style:style>
    <style:style style:name="T25" style:family="text">
      <style:text-properties fo:font-size="10pt" style:font-size-asian="10pt" style:font-size-complex="10pt"/>
    </style:style>
    <style:style style:name="T26" style:family="text">
      <style:text-properties fo:font-size="10pt" fo:font-style="italic" style:font-size-asian="10pt" style:font-style-asian="italic" style:font-size-complex="10pt" style:font-style-complex="italic"/>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tyle="normal" style:font-style-asian="normal" style:font-style-complex="normal"/>
    </style:style>
    <style:style style:name="T29" style:family="text">
      <style:text-properties style:text-position="super 58%"/>
    </style:style>
    <style:style style:name="T30" style:family="text">
      <style:text-properties officeooo:rsid="000231f0"/>
    </style:style>
    <style:style style:name="T31" style:family="text">
      <style:text-properties fo:font-weight="bold" style:font-weight-asian="bold" style:font-weight-complex="bold"/>
    </style:style>
    <style:style style:name="T32" style:family="text">
      <style:text-properties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T33" style:family="text">
      <style:text-properties style:font-name="Times New Roman2" fo:font-size="12pt" style:font-size-asian="12pt" style:font-name-complex="Times New Roman2" style:font-size-complex="12pt"/>
    </style:style>
    <style:style style:name="T34" style:family="text">
      <style:text-properties style:font-name="Times New Roman2" fo:font-size="12pt" fo:font-weight="normal" style:font-size-asian="12pt" style:font-weight-asian="normal" style:font-name-complex="Times New Roman2" style:font-size-complex="12pt" style:font-weight-complex="normal"/>
    </style:style>
    <style:style style:name="T35" style:family="text">
      <style:text-properties style:font-name="Times New Roman2" fo:font-size="12pt" fo:font-weight="normal" style:font-name-asian="IBTSVF+CMR10" style:font-size-asian="12pt" style:font-weight-asian="normal" style:font-name-complex="Times New Roman2" style:font-size-complex="12pt" style:font-weight-complex="normal"/>
    </style:style>
    <style:style style:name="T36" style:family="text">
      <style:text-properties style:font-name="Times New Roman2" fo:font-size="12pt" fo:font-weight="bold" style:font-size-asian="12pt" style:font-weight-asian="bold" style:font-name-complex="Times New Roman2" style:font-size-complex="12pt" style:font-weight-complex="bold"/>
    </style:style>
    <style:style style:name="T37" style:family="text">
      <style:text-properties style:font-name="Times New Roman2" fo:font-size="12pt" fo:font-weight="bold" style:font-name-asian="IBTSVF+CMR10" style:font-size-asian="12pt" style:font-weight-asian="bold" style:font-name-complex="Times New Roman2" style:font-size-complex="12pt" style:font-weight-complex="bold"/>
    </style:style>
    <style:style style:name="T38" style:family="text">
      <style:text-properties style:font-name="Times New Roman2" fo:font-size="12pt" style:font-name-asian="IBTSVF+CMR10" style:font-size-asian="12pt" style:font-name-complex="Times New Roman2" style:font-size-complex="12pt"/>
    </style:style>
    <style:style style:name="T39" style:family="text">
      <style:text-properties style:font-name="Times New Roman2" fo:font-size="12pt" fo:font-style="italic" style:font-name-asian="IBTSVF+CMR10" style:font-size-asian="12pt" style:font-style-asian="italic" style:font-name-complex="Times New Roman2"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arcin Stolarek</text:p>
      <text:p text:style-name="P21">marcin.stolarek@igf.fuw.edu.pl</text:p>
      <text:p text:style-name="P21"/>
      <text:p text:style-name="P34"><text:tab/><text:tab/><text:tab/><text:tab/><text:tab/><text:tab/><text:tab/><text:tab/><text:tab/>Warszawa, 23.03.2016</text:p>
      <text:p text:style-name="P34"/>
      <text:p text:style-name="P1"><text:span text:style-name="T1"><text:s/></text:span><text:span text:style-name="T2">Lista publikacji</text:span></text:p>
      <text:p text:style-name="P36"/>
      <text:p text:style-name="P36"/>
      <text:p text:style-name="P24">Publikacje w czasopismach:</text:p>
      <text:p text:style-name="P24">- z listy JCR:</text:p>
      <text:list xml:id="list6265799952254369951" text:style-name="WW8Num2">
        <text:list-item>
          <text:p text:style-name="P25"><text:span text:style-name="T18">Marcin Stolarek</text:span><text:span text:style-name="T17">, Dmitriy Yavorskiy, Rafał Kotyński, Carlos Zapata Rodríguez, Jerzy Łusakowski, Tomasz Szoplik, </text:span><text:span text:style-name="T13">Asymmetric transmission of terahertz radiation through a double grating, </text:span><text:span text:style-name="T17">Optics Letters <text:s/></text:span><text:span text:style-name="T18">38</text:span><text:span text:style-name="T17">, str. 839-841, <text:s/>(2013). doi:10.1364/OL.38.000839 (IF'2015=3.3)</text:span></text:p>
        </text:list-item>
      </text:list>
      <text:p text:style-name="P37"/>
      <text:list xml:id="list113160564075306" text:continue-numbering="true" text:style-name="WW8Num2">
        <text:list-item>
          <text:p text:style-name="P40"><text:span text:style-name="T6">Dmitriy Yavorskiy, </text:span><text:span text:style-name="T8">Marcin Stolarek</text:span><text:span text:style-name="T6">, Jerzy Łusakowski, Rafał Kotyński, </text:span><text:span text:style-name="T13">Asymmetric transmission of radially polarized THz radiation through a double circular grating, </text:span><text:span text:style-name="T6">Optics Express,</text:span><text:span text:style-name="T17"> <text:s/></text:span><text:span text:style-name="T18">22</text:span><text:span text:style-name="T17">, str.. 30547-30552 (2014). doi:10.1364/OE.22.030547 (IF'2015=3.5)</text:span></text:p>
        </text:list-item>
      </text:list>
      <text:p text:style-name="P37"/>
      <text:list xml:id="list113160408695325" text:continue-numbering="true" text:style-name="WW8Num2">
        <text:list-item>
          <text:p text:style-name="P40"><text:span text:style-name="T10">Anna Pastuszczak, </text:span><text:span text:style-name="T9">Marcin Stolarek</text:span><text:span text:style-name="T10">, Rafał Kotyński,</text:span><text:span text:style-name="T15"> </text:span><text:span text:style-name="T16">Engineering the point spread function of layered metamaterials, </text:span><text:span text:style-name="T11">Opto-Electronics Review</text:span><text:span text:style-name="T20"> </text:span><text:span text:style-name="T18">21</text:span><text:span text:style-name="T20">, str. 355-366 (2013). doi:10.2478/s11772-013-0106-6 (IF'2015=1.7)</text:span></text:p>
        </text:list-item>
      </text:list>
      <text:p text:style-name="P37"/>
      <text:list xml:id="list113159088210829" text:continue-numbering="true" text:style-name="WW8Num2">
        <text:list-item>
          <text:p text:style-name="P25"><text:span text:style-name="T6">Anna Pastuszczak, </text:span><text:span text:style-name="T8">Marcin Stolarek</text:span><text:span text:style-name="T6">, Tomasz J. Antosiewicz, Rafał Kotyński, </text:span><text:span text:style-name="T13">Multilayer metamaterial absorbers inspired by perfectly matched layers, </text:span><text:span text:style-name="T6">Optical and Quantum Electronics, </text:span><text:span text:style-name="T8">47</text:span><text:span text:style-name="T6">, str. 89-97 (2015). doi:</text:span><text:span text:style-name="T12">10.1007/s11082-014-9986-z </text:span><text:span text:style-name="T11">(IF'2015=1.0)</text:span></text:p>
        </text:list-item>
      </text:list>
      <text:p text:style-name="P22"/>
      <text:p text:style-name="P22">- <text:span text:style-name="T30">innych czasopismach:</text:span></text:p>
      <text:list xml:id="list113159280070772" text:continue-numbering="true" text:style-name="WW8Num2">
        <text:list-item>
          <text:p text:style-name="P26"><text:span text:style-name="T8">M. Stolarek</text:span><text:span text:style-name="T11">, P. Wróbel, T. Stefaniuk, M. Wlazło, A. Pastuszczak, R. <text:s/>Kotyński, Spatial filtering with rough metal-dielectric layered metamaterials, </text:span><text:span text:style-name="T16">Photonics Letters of Poland</text:span><text:span text:style-name="T11"> 5, 60-62 (2013). doi:</text:span><text:bookmark-start text:name="__DdeLink__1084_562118918"/><text:span text:style-name="T32">10.4302/plp.2013.</text:span><text:span text:style-name="T33">2.09</text:span><text:bookmark-end text:name="__DdeLink__1084_562118918"/></text:p>
        </text:list-item>
      </text:list>
      <text:p text:style-name="P29"/>
      <text:p text:style-name="P29"/>
      <text:p text:style-name="P30"><text:span text:style-name="T33">Rozdziały w książkach:</text:span></text:p>
      <text:list xml:id="list113160777212261" text:continue-numbering="true" text:style-name="WW8Num2">
        <text:list-item>
          <text:p text:style-name="P28"><text:span text:style-name="T38">D. Bartkiewicz, K. Benedyczak, R. Kluszczyński, </text:span><text:span text:style-name="T37">M. Stolarek</text:span><text:span text:style-name="T38">, T. Rekawek, "Integrating slurm batch system with European and Polish grid infrastructures," Lecture Notes in Computer Science (including subseries Lecture Notes in Artificial Intelligence and Lecture Notes in Bioinformatics) Vol. 8500, pp. 106-117, ISSN: 03029743, Springer Verlag, (2014).</text:span></text:p>
        </text:list-item>
        <text:list-item>
          <text:p text:style-name="P32"><text:span text:style-name="T38">P. Dziekoński, F. Klajn, Ł. Flis, P. Lasoń, M. Magryś, A. Oziębƚo, R. Rowicki, </text:span><text:span text:style-name="T37">M. Stolarek</text:span><text:span text:style-name="T38">, D. Bartkiewicz, M. Zawadzki, M. Pospieszny, R. Mikoƚajczak, M. Brzeźniak, N. Meyer, M. Samson, "National distributed high performance computing infrastructure for pl-grid users," Lecture Notes in Computer Science (including subseries Lecture Notes in Artificial Intelligence and Lecture Notes in Bioinformatics) Vol. 8500, pp. 16-33, ISSN: 03029743, Springer Verlag, (2014).</text:span></text:p>
        </text:list-item>
        <text:list-item>
          <text:p text:style-name="P28"><text:span text:style-name="T6">Krzysztof Benedyczak, </text:span><text:span text:style-name="T8">Marcin Stolarek</text:span><text:span text:style-name="T6">, Radosław Rowicki, Rafał Kluszczyński, Marcelina Borcz, G. Marczak, Maciej Filocha, Piotr Bała, „</text:span><text:span text:style-name="T13">Seamless Access to the PL-Grid e-Infrastructure Using UNICORE Middleware</text:span><text:span text:style-name="T17"> Building a National Distributed e-Infrastructure–PL-Grid, doi:10.1007/978-3-642-28267-6_5 pp. 56-72, Springer-verlag, Berlin Heidelberg, (2012).</text:span></text:p>
        </text:list-item>
        <text:list-item>
          <text:p text:style-name="P32"><text:span text:style-name="T6">Artur Binczewski, Michał Bluj, Antoni Cyz, Michał Dwużnik, Maciej Filocha, Łukasz Flis, </text:span><text:soft-page-break/><text:span text:style-name="T6">Ryszard Gokieli, Jarosław Iwaszkiewicz, Marek Kowalski, Patryk Lasoń, Rafał Lichwała, Michał Łopuszyński, Marek Magryś, Piotr Małecki, Norbert Meyer, Krzysztof Nawrocki, Andrzej Olszewski, Andrzej Oziębło, Adam Padee, Henryk Pałka, Marcin Pospieszny, Marcin Radecki, Radosław Rowicki, Dorota Stojda, </text:span><text:span text:style-name="T8">Marcin Stolarek</text:span><text:span text:style-name="T6">, Tomasz Szepieniec, Tadeusz Szymocha, Michał Turała, Karol Wawrzyniak, Wojciech Wiślicki, Mariusz Witek, Paweł Wolniewicz, „</text:span><text:span text:style-name="T13">Polish Contribution to the Worldwide LHC Computing</text:span><text:span text:style-name="T17"> </text:span><text:span text:style-name="T14">Building a National Distributed e-Infranstucture </text:span><text:span text:style-name="T6">- PL-Grid. Scientific and Technical Archievements, Lecture Notes in Computer Science (including subseries Lecture Notes in Artificial Intelligence and Lecture Notes in Bioinformatics) LNCS vol. 7136, pp. 285-300, ISSN: 03029743 ISBN: 978-364228266-9, Springer-Verlag, Berlin Heidelberg, <text:s/>(2012).</text:span></text:p>
        </text:list-item>
      </text:list>
      <text:p text:style-name="P33"/>
      <text:p text:style-name="P31"><text:span text:style-name="T7">Publikacje konferencyjne:</text:span></text:p>
      <text:list xml:id="list113159039347739" text:continue-numbering="true" text:style-name="WW8Num2">
        <text:list-item>
          <text:p text:style-name="P41"><text:span text:style-name="Strong_20_Emphasis"><text:span text:style-name="T21">T. Stefaniuk</text:span></text:span><text:span text:style-name="T21">, </text:span><text:span text:style-name="Strong_20_Emphasis"><text:span text:style-name="T19">M. Stolarek</text:span></text:span><text:span text:style-name="T21">, </text:span><text:span text:style-name="Strong_20_Emphasis"><text:span text:style-name="T21">A. Pastuszczak</text:span></text:span><text:span text:style-name="T21">, </text:span><text:span text:style-name="Strong_20_Emphasis"><text:span text:style-name="T21">P. Wróbel</text:span></text:span><text:span text:style-name="T21">, B. Wieciech, T.J. Antosiewicz, </text:span><text:span text:style-name="Strong_20_Emphasis"><text:span text:style-name="T21">R. Kotyński</text:span></text:span><text:span text:style-name="T21">, "Perfectly matched layer based multilayer absorbers", Proc. of SPIE, vol. 9502, art. number 95020F (2015).</text:span></text:p>
        </text:list-item>
      </text:list>
      <text:p text:style-name="P42"/>
      <text:list xml:id="list113158999479889" text:continue-numbering="true" text:style-name="WW8Num2">
        <text:list-item>
          <text:p text:style-name="P38">R. Kotynski, M Stolarek, D. Yavorskiy, <text:s/>C. Zapata-Rodriguez, J. Łusakowski, T. Szoplik, "Asymmetric transmission of transverse magnetic or radially polarized THZ waves through sub-wavelength gratings," 17th International Conference on Transparent Optical Networks, art. no. 7193405, IEEE, (2015).</text:p>
        </text:list-item>
      </text:list>
      <text:p text:style-name="P39"/>
      <text:list xml:id="list113160870905360" text:continue-numbering="true" text:style-name="WW8Num2">
        <text:list-item>
          <text:p text:style-name="P41"><text:span text:style-name="Strong_20_Emphasis"><text:span text:style-name="T21">R. Kotynski</text:span></text:span><text:span text:style-name="T21">, </text:span><text:span text:style-name="Strong_20_Emphasis"><text:span text:style-name="T21">T.J. Antosiewicz</text:span></text:span><text:span text:style-name="T21">, </text:span><text:span text:style-name="Strong_20_Emphasis"><text:span text:style-name="T19">M. Stolarek</text:span></text:span><text:span text:style-name="T21">, </text:span><text:span text:style-name="Strong_20_Emphasis"><text:span text:style-name="T21">A. Pastuszczak</text:span></text:span><text:span text:style-name="T21">, "Layered and core-shell uniaxial absorbers", International Conference on Transparent Optical Networks, art. number 6876686 (2014).</text:span></text:p>
        </text:list-item>
      </text:list>
      <text:p text:style-name="P42"/>
      <text:list xml:id="list113160359782589" text:continue-numbering="true" text:style-name="WW8Num2">
        <text:list-item>
          <text:p text:style-name="P27"><text:span text:style-name="Strong_20_Emphasis"><text:span text:style-name="T34">A. Pastuszczak</text:span></text:span><text:span text:style-name="T34">, </text:span><text:span text:style-name="Strong_20_Emphasis"><text:span text:style-name="T34">P. Wróbel</text:span></text:span><text:span text:style-name="T34">, </text:span><text:span text:style-name="Strong_20_Emphasis"><text:span text:style-name="T34">T. Stefaniuk</text:span></text:span><text:span text:style-name="T34">, </text:span><text:span text:style-name="Strong_20_Emphasis"><text:span text:style-name="T36">M. Stolarek</text:span></text:span><text:span text:style-name="T34">, </text:span><text:span text:style-name="Strong_20_Emphasis"><text:span text:style-name="T34">M.Wlazło</text:span></text:span><text:span text:style-name="T34">, </text:span><text:span text:style-name="Strong_20_Emphasis"><text:span text:style-name="T34">R.Kotynski</text:span></text:span><text:span text:style-name="T34">, </text:span><text:span text:style-name="T33">"Metal-dielectric photonic devices for spatial filtering and image contrast enhancement", Proc. SPIE, vol. 8771, art. no. 87710J (2013).</text:span></text:p>
        </text:list-item>
        <text:list-item>
          <text:p text:style-name="P27"><text:span text:style-name="Strong_20_Emphasis"><text:span text:style-name="T33">M. Stolarek</text:span></text:span><text:span text:style-name="T32">, </text:span><text:span text:style-name="Strong_20_Emphasis"><text:span text:style-name="T32">A. Pastuszczak</text:span></text:span><text:span text:style-name="T32">, </text:span><text:span text:style-name="Strong_20_Emphasis"><text:span text:style-name="T32">P. Wrobel</text:span></text:span><text:span text:style-name="T32">, </text:span><text:span text:style-name="Strong_20_Emphasis"><text:span text:style-name="T32">T. Stefaniuk</text:span></text:span><text:span text:style-name="T32">, </text:span><text:span text:style-name="Strong_20_Emphasis"><text:span text:style-name="T32">R. Kotynski</text:span></text:span><text:span text:style-name="T32">, </text:span><text:span text:style-name="T33">"Linear sub-diffraction spatial filtering with plasmonic materials", International Conference on Transparent Optical Networks, art. no 6602744 (2013).</text:span></text:p>
        </text:list-item>
        <text:list-item>
          <text:p text:style-name="P27"><text:span text:style-name="Strong_20_Emphasis"><text:span text:style-name="T33">M. Stolarek</text:span></text:span><text:span text:style-name="T33">, D. Yavorskiy</text:span><text:span text:style-name="T34">, </text:span><text:span text:style-name="Strong_20_Emphasis"><text:span text:style-name="T34">R. Kotynski</text:span></text:span><text:span text:style-name="T33">, C. J. Zapata-Rodriguez, J. Łusakowski,</text:span><text:span text:style-name="T34"> </text:span><text:span text:style-name="Strong_20_Emphasis"><text:span text:style-name="T34">T. Szoplik</text:span></text:span><text:span text:style-name="T34">,</text:span><text:span text:style-name="T33"> "Broadband asymmetric transmission of THz radiation through double metallic gratings", International Conference on Transparent Optical Networks, art. no 6603070 (2013).</text:span></text:p>
        </text:list-item>
        <text:list-item>
          <text:p text:style-name="P25"><text:span text:style-name="Strong_20_Emphasis"><text:span text:style-name="T11">Jacek Szczytko, </text:span></text:span><text:span text:style-name="Strong_20_Emphasis"><text:span text:style-name="T8">Marcin Stolarek</text:span></text:span><text:span text:style-name="Strong_20_Emphasis"><text:span text:style-name="T11">, Barbara Piętka, Jerzy Łusakowski, Andrzej Wawro, Anna Barańska, Ewa Papis, Ramunas Adomavisius, Arunas Krotkus, Norbert Pałka, Przemysław Zagrajek, </text:span></text:span><text:span text:style-name="Strong_20_Emphasis"><text:span text:style-name="T6">„</text:span></text:span><text:span text:style-name="T13">Terahertz properties of metallic layers and grids,” </text:span><text:span text:style-name="T6">19</text:span><text:span text:style-name="T22">th</text:span><text:span text:style-name="T6"> International <text:s/>Conference on Microwaves, Radar and Wireless Communications, MIKON 2012, Volume 1, 2012, Art. no. 6233514, <text:s/>271-275, (2012).</text:span></text:p>
        </text:list-item>
      </text:list>
      <text:p text:style-name="P23"/>
      <text:list xml:id="list113159241316802" text:continue-numbering="true" text:style-name="WW8Num2">
        <text:list-item>
          <text:p text:style-name="P27"><text:span text:style-name="Strong_20_Emphasis"><text:span text:style-name="T33">M. Stolarek</text:span></text:span><text:span text:style-name="T34">, </text:span><text:span text:style-name="Strong_20_Emphasis"><text:span text:style-name="T34">R. Kotynski</text:span></text:span><text:span text:style-name="T34">, "</text:span><text:span text:style-name="T33">Asymmetric transmission through a structure consisting of two photonic bandgap materials," Days on Diffraction (DD), IEEE 2012 , pp. 221 - 224 (2012).</text:span></text:p>
        </text:list-item>
        <text:list-item>
          <text:p text:style-name="P27"><text:span text:style-name="Strong_20_Emphasis"><text:span text:style-name="T34">A. Pastuszczak</text:span></text:span><text:span text:style-name="T34">, </text:span><text:span text:style-name="Strong_20_Emphasis"><text:span text:style-name="T33">M. Stolarek</text:span></text:span><text:span text:style-name="T34">, </text:span><text:span text:style-name="Strong_20_Emphasis"><text:span text:style-name="T34">R. Kasztelanic</text:span></text:span><text:span text:style-name="T34">, </text:span><text:span text:style-name="Strong_20_Emphasis"><text:span text:style-name="T34">R. Kotynski</text:span></text:span><text:span text:style-name="T34">, "Su</text:span><text:span text:style-name="T33">b-diffraction linear spatial filtering with layered metamaterials", International Conference on Transparent Optical Networks, art. no 6253947, pp. 1-4 (2012).</text:span></text:p>
        </text:list-item>
        <text:list-item>
          <text:p text:style-name="P27"><text:span text:style-name="Strong_20_Emphasis"><text:span text:style-name="T33">M. Stolarek</text:span></text:span><text:span text:style-name="T34">, </text:span><text:span text:style-name="Strong_20_Emphasis"><text:span text:style-name="T34">A. Pastuszczak</text:span></text:span><text:span text:style-name="T34">, </text:span><text:span text:style-name="Strong_20_Emphasis"><text:span text:style-name="T34">R. Kotynski</text:span></text:span><text:span text:style-name="T34">, </text:span><text:span text:style-name="T33">"Asymmetric transmission through diffraction-free optically linear metamaterials", International Conference on Transparent Optical Networks, art. no 6253822, pp. 1-3 (2012).</text:span></text:p>
        </text:list-item>
        <text:list-item>
          <text:p text:style-name="P27"><text:span text:style-name="T35">A. Pastuszczak, </text:span><text:span text:style-name="T37">M. Stolarek</text:span><text:span text:style-name="T35">, R. Kotynski: „Slanted layered superlenses for subwavelength </text:span><text:soft-page-break/><text:span text:style-name="T35">light manipulation,” ICTON 2011: 13th International Conference on Transparent Optical Networks, art. no. 5971070 (2011).</text:span></text:p>
        </text:list-item>
        <text:list-item>
          <text:p text:style-name="P27"><text:span text:style-name="T37">M. Stolarek</text:span><text:span text:style-name="T35">, A. Pastuszczak,</text:span><text:span text:style-name="T38"> <text:s/>R. Kotynski: „Numerical analysis of transmission through a sub-wavelength metallic aperture or grating at visible and terahertz wavelengths,” 13th International Conference on Transparent Optical Networks, art. no. </text:span><text:span text:style-name="T33">5971166</text:span><text:span text:style-name="T38"> (2011).</text:span></text:p>
        </text:list-item>
        <text:list-item>
          <text:p text:style-name="P27"><text:span text:style-name="T37">M. Stolarek</text:span><text:span text:style-name="T35">, A. Pastuszczak, </text:span><text:span text:style-name="T38">J. Pniewski, R. Kotyński: „Sub-wavelength imaging using silver-dielectric metamaterial layered prism,” </text:span><text:span text:style-name="T39">Proc. SPIE </text:span><text:span text:style-name="T38">Vol. </text:span><text:span text:style-name="T37">7746</text:span><text:span text:style-name="T38">, 774613 (2010).</text:span></text:p>
          <text:p text:style-name="P27"><text:span text:style-name="T38"/></text:p>
        </text:list-item>
        <text:list-item>
          <text:p text:style-name="P27"><text:span text:style-name="T6">Krzysztof Benedyczak, </text:span><text:span text:style-name="T8">Marcin Stolarek</text:span><text:span text:style-name="T6">, Radosław Rowicki, Maciej Filocha, Piotr Bała, </text:span><text:span text:style-name="T13">UNICORE deployment in Polish NGI. lesson learned , 8th UNICORE Summit 2012; Dresden; Germany; UNICORE Summit 2012, Proceedings, Vol. 15, </text:span><text:span text:style-name="T6">pp. 109-119, (2012).</text:span></text:p>
          <text:p text:style-name="P27"><text:span text:style-name="T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BTSVF+CMR10" svg:font-family="IBTSVF+CMR10"/>
    <style:font-face style:name="OpenSymbol" svg:font-family="OpenSymbol"/>
    <style:font-face style:name="Times New Roman2" svg:font-family="'Times New Roman'" style:font-family-generic="roman"/>
    <style:font-face style:name="Times New Roman3" svg:font-family="'Times New Roman', 'Times New Roman PS'" style:font-family-generic="roman"/>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family="'Times New Roman', 'Times New Roman PSMT'" style:font-family-generic="roman" fo:font-size="12pt" style:font-name-asian="Times New Roman1" style:font-family-asian="'Times New Roman', 'Times New Roman PSMT'" style:font-family-generic-asian="roman" style:font-size-asian="12pt" style:font-name-complex="Times New Roman1" style:font-family-complex="'Times New Roman', 'Times New Roman PSMT'" style:font-family-generic-complex="roman" style:font-size-complex="12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text-line-through-style="none" style:text-line-through-type="none" style:font-name="Times New Roman1" fo:font-family="'Times New Roman', 'Times New Roman PSMT'" style:font-family-generic="roman" fo:font-size="12pt" fo:font-style="normal" fo:font-weight="normal" style:font-name-asian="Times New Roman1" style:font-family-asian="'Times New Roman', 'Times New Roman PSMT'" style:font-family-generic-asian="roman" style:font-size-asian="12pt" style:font-style-asian="normal" style:font-weight-asian="normal" style:font-name-complex="Times New Roman1" style:font-family-complex="'Times New Roman', 'Times New Roman PSMT'" style:font-family-generic-complex="roman" style:font-size-complex="12pt" style:font-style-complex="normal"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10:53:04</meta:creation-date>
    <dc:date>2016-03-31T11:31:58.717385846</dc:date>
    <meta:editing-duration>PT2H10M10S</meta:editing-duration>
    <meta:editing-cycles>7</meta:editing-cycles>
    <meta:generator>LibreOffice/4.2.8.2$Linux_X86_64 LibreOffice_project/420m0$Build-2</meta:generator>
    <dc:creator>cinek </dc:creator>
    <meta:document-statistic meta:table-count="0" meta:image-count="0" meta:object-count="0" meta:page-count="3" meta:paragraph-count="32" meta:word-count="857" meta:character-count="6781" meta:non-whitespace-character-count="5961"/>
  </office:meta>
</office:document-meta>
</file>